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29B9D4DDCACEE4166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7c62" officeooo:paragraph-rsid="00197c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imulacion von newman</text:p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width="20.858cm" svg:height="9.936cm" draw:z-index="0"><draw:image xlink:href="Pictures/10000001000005780000029B9D4DDCACEE4166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4:48:25.796000000</meta:creation-date>
    <dc:date>2023-09-21T14:49:40.331000000</dc:date>
    <meta:editing-duration>PT1M15S</meta:editing-duration>
    <meta:editing-cycles>1</meta:editing-cycles>
    <meta:document-statistic meta:table-count="0" meta:image-count="1" meta:object-count="0" meta:page-count="1" meta:paragraph-count="1" meta:word-count="3" meta:character-count="21" meta:non-whitespace-character-count="19"/>
    <meta:generator>LibreOffice/7.4.6.2$Windows_X86_64 LibreOffice_project/5b1f5509c2decdade7fda905e3e1429a67acd63d</meta:generator>
  </office:meta>
</office:document-meta>
</file>